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_castToJavaBean.test_bean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ypeUtilsTest_castToJavaBean.test_loadClas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Test_castToJavaBean.test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UtilsTest_castToJavaBean.test_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JavaBean.test_castToJavaBean_StackTrac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JavaBean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UtilsTest_castToJavaBean.test_erro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UtilsTest_castToJavaBean.test_bean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Loader.get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JavaBean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JavaBean.test_loa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UtilsTest_castToJavaBean.test_castToJavaBean_StackTraceElemen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Loader.Test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JavaBean.addClassMapping( String className ,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UtilsTest_castToJavaBean.test_castToJavaBean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UtilsTest_castToJavaBean.test_loadClas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castToJavaBean.test_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Loader.load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